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officeooo:paragraph-rsid="001175ce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dfc4e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2d0940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WenQuanYi Micro Hei" fo:font-size="12pt" officeooo:rsid="00081862" officeooo:paragraph-rsid="00081862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rsid="000b581d" officeooo:paragraph-rsid="000b581d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rsid="000ce566" officeooo:paragraph-rsid="000ce566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rsid="000ec6a6" officeooo:paragraph-rsid="000ec6a6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rsid="00169e8d" officeooo:paragraph-rsid="00169e8d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rsid="00188d5f" officeooo:paragraph-rsid="00188d5f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18f983" officeooo:paragraph-rsid="0018f983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19a1dd" officeooo:paragraph-rsid="0019a1dd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1a77b4" officeooo:paragraph-rsid="001a77b4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1c3494" officeooo:paragraph-rsid="001c3494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1d3104" officeooo:paragraph-rsid="001d3104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rsid="001dd507" officeooo:paragraph-rsid="001dd507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rsid="00201102" officeooo:paragraph-rsid="00201102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rsid="00214c93" officeooo:paragraph-rsid="00214c93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rsid="0022953c" officeooo:paragraph-rsid="0022953c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rsid="002424a6" officeooo:paragraph-rsid="002424a6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rsid="00257f40" officeooo:paragraph-rsid="00257f40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rsid="0026ae58" officeooo:paragraph-rsid="0026ae58" style:font-name-asian="WenQuanYi Micro Hei" style:font-size-asian="12pt" style:font-size-complex="12pt"/>
    </style:style>
    <style:style style:name="P23" style:family="paragraph" style:parent-style-name="Standard">
      <style:text-properties style:font-name="WenQuanYi Micro Hei" fo:font-size="12pt" officeooo:rsid="0027c9ca" officeooo:paragraph-rsid="0027c9ca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rsid="0029a9dd" officeooo:paragraph-rsid="0029a9dd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rsid="002b9828" officeooo:paragraph-rsid="002b9828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rsid="002e195f" officeooo:paragraph-rsid="002e195f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officeooo:rsid="002f4cdb" officeooo:paragraph-rsid="002f4cdb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officeooo:rsid="002feeec" officeooo:paragraph-rsid="002f4cdb" style:font-name-asian="WenQuanYi Micro Hei" style:font-size-asian="12pt" style:font-size-complex="12pt"/>
    </style:style>
    <style:style style:name="P29" style:family="paragraph" style:parent-style-name="Standard">
      <style:text-properties style:font-name="WenQuanYi Micro Hei" fo:font-size="12pt" officeooo:rsid="002feeec" officeooo:paragraph-rsid="002feeec" style:font-name-asian="WenQuanYi Micro Hei" style:font-size-asian="12pt" style:font-size-complex="12pt"/>
    </style:style>
    <style:style style:name="P30" style:family="paragraph" style:parent-style-name="Standard">
      <style:text-properties style:font-name="WenQuanYi Micro Hei" fo:font-size="12pt" fo:font-weight="bold" officeooo:rsid="001175ce" officeooo:paragraph-rsid="001175ce" style:font-name-asian="WenQuanYi Micro Hei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WenQuanYi Micro Hei" fo:font-size="12pt" fo:font-weight="bold" officeooo:rsid="002feeec" officeooo:paragraph-rsid="002f4cdb" style:font-name-asian="WenQuanYi Micro Hei" style:font-size-asian="12pt" style:font-weight-asian="bold" style:font-size-complex="12pt" style:font-weight-complex="bold"/>
    </style:style>
    <style:style style:name="T1" style:family="text">
      <style:text-properties officeooo:rsid="001175ce"/>
    </style:style>
    <style:style style:name="T2" style:family="text">
      <style:text-properties officeooo:rsid="0014c585"/>
    </style:style>
    <style:style style:name="T3" style:family="text">
      <style:text-properties officeooo:rsid="001dfc4e"/>
    </style:style>
    <style:style style:name="T4" style:family="text">
      <style:text-properties officeooo:rsid="001f12c6"/>
    </style:style>
    <style:style style:name="T5" style:family="text">
      <style:text-properties officeooo:rsid="002d0940"/>
    </style:style>
    <style:style style:name="T6" style:family="text">
      <style:text-properties officeooo:rsid="002d5433"/>
    </style:style>
    <style:style style:name="T7" style:family="text">
      <style:text-properties officeooo:rsid="0033f8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基本模块——</text:p>
      <text:p text:style-name="P5">Qt Core</text:p>
      <text:p text:style-name="P6">Qt GUI</text:p>
      <text:p text:style-name="P6">Qt Multi<text:span text:style-name="T7">m</text:span>edia</text:p>
      <text:p text:style-name="P6">Qt Multi<text:span text:style-name="T7">m</text:span>edia Widgets</text:p>
      <text:p text:style-name="P7">Qt Network</text:p>
      <text:p text:style-name="P8">Qt QML</text:p>
      <text:p text:style-name="P8">Qt Quick</text:p>
      <text:p text:style-name="P8">Qt Quick Controls</text:p>
      <text:p text:style-name="P8">Qt Quick Dialogs</text:p>
      <text:p text:style-name="P8">Qt Quick Layouts</text:p>
      <text:p text:style-name="P8">Qt SQL</text:p>
      <text:p text:style-name="P8">Qt Test</text:p>
      <text:p text:style-name="P8">Qt WebKit</text:p>
      <text:p text:style-name="P8">Qt WebKit Widgets</text:p>
      <text:p text:style-name="P8">Qt Widgets</text:p>
      <text:p text:style-name="P8"/>
      <text:p text:style-name="P30">附加模块——</text:p>
      <text:p text:style-name="P1"><text:span text:style-name="T1">A</text:span><text:span text:style-name="T2">ctive Qt</text:span></text:p>
      <text:p text:style-name="P9">Enginio</text:p>
      <text:p text:style-name="P10">Qt Android Extras</text:p>
      <text:p text:style-name="P11">Qt Bluetooth</text:p>
      <text:p text:style-name="P12">Qt Concurrent</text:p>
      <text:p text:style-name="P13">Qt D-Bus</text:p>
      <text:p text:style-name="P14">Qt Graphical Effects</text:p>
      <text:p text:style-name="P15">Qt Image Formats</text:p>
      <text:p text:style-name="P16">Qt Mac Extras</text:p>
      <text:p text:style-name="P2"><text:span text:style-name="T3">Qt NFC<text:line-break/></text:span><text:span text:style-name="T4">Qt OpenGL</text:span></text:p>
      <text:p text:style-name="P17">Qt Positioning</text:p>
      <text:p text:style-name="P18">Qt Print Support</text:p>
      <text:p text:style-name="P19">Qt Declarative</text:p>
      <text:p text:style-name="P20">Qt Script</text:p>
      <text:p text:style-name="P21">Qt Script Tools</text:p>
      <text:p text:style-name="P22">Qt Sensors</text:p>
      <text:p text:style-name="P23">Qt Serial Port</text:p>
      <text:p text:style-name="P24">Qt SVG</text:p>
      <text:p text:style-name="P25">Qt WebSockets</text:p>
      <text:p text:style-name="P25">Qt Windows Extras</text:p>
      <text:p text:style-name="P3"><text:soft-page-break/><text:span text:style-name="T5">Qt X11 </text:span><text:span text:style-name="T6">Extras</text:span></text:p>
      <text:p text:style-name="P26">Qt XML</text:p>
      <text:p text:style-name="P27">Qt XML Patterns</text:p>
      <text:p text:style-name="P28"/>
      <text:p text:style-name="P31">Qt工具——</text:p>
      <text:p text:style-name="P28">Qt Designer</text:p>
      <text:p text:style-name="P29">Qt Help</text:p>
      <text:p text:style-name="P29">Qt UI Tools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11-10T16:27:13</meta:creation-date>
    <meta:generator>LibreOffice/4.0.2.2$Linux_X86_64 LibreOffice_project/400m0$Build-2</meta:generator>
    <dc:date>2014-11-10T17:29:44</dc:date>
    <dc:creator>hanjunjie </dc:creator>
    <meta:editing-duration>PT59M9S</meta:editing-duration>
    <meta:editing-cycles>43</meta:editing-cycles>
    <meta:document-statistic meta:table-count="0" meta:image-count="0" meta:object-count="0" meta:page-count="2" meta:paragraph-count="44" meta:word-count="110" meta:character-count="509" meta:non-whitespace-character-count="451"/>
  </office:meta>
</office:document-meta>
</file>